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6.465cm"/>
    </style:style>
    <style:style style:name="co4" style:family="table-column">
      <style:table-column-properties fo:break-before="auto" style:column-width="4.263cm"/>
    </style:style>
    <style:style style:name="co5" style:family="table-column">
      <style:table-column-properties fo:break-before="auto" style:column-width="15.565cm"/>
    </style:style>
    <style:style style:name="co6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1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Amount</text:p>
          </table:table-cell>
          <table:table-cell table:style-name="ce1" office:value-type="string">
            <text:p>Part name</text:p>
          </table:table-cell>
          <table:table-cell table:style-name="ce1" office:value-type="string">
            <text:p>Part description</text:p>
          </table:table-cell>
          <table:table-cell table:style-name="ce4" office:value-type="string">
            <text:p>References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N74HC02PWR <text:s text:c="13"/></text:p>
          </table:table-cell>
          <table:table-cell office:value-type="string">
            <text:p>Logic IC</text:p>
          </table:table-cell>
          <table:table-cell office:value-type="string">
            <text:p>U1,U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74HC04PWR <text:s text:c="12"/></text:p>
          </table:table-cell>
          <table:table-cell office:value-type="string">
            <text:p>Logic IC</text:p>
          </table:table-cell>
          <table:table-cell office:value-type="string">
            <text:p>U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74HC139PWR <text:s text:c="12"/></text:p>
          </table:table-cell>
          <table:table-cell office:value-type="string">
            <text:p>Logic IC</text:p>
          </table:table-cell>
          <table:table-cell office:value-type="string">
            <text:p>U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N74HC574PWR <text:s text:c="12"/></text:p>
          </table:table-cell>
          <table:table-cell office:value-type="string">
            <text:p>Logic IC</text:p>
          </table:table-cell>
          <table:table-cell office:value-type="string">
            <text:p>U4,U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4LVC162245ADGG <text:s text:c="9"/></text:p>
          </table:table-cell>
          <table:table-cell office:value-type="string">
            <text:p>Bus transceivers</text:p>
          </table:table-cell>
          <table:table-cell office:value-type="string">
            <text:p>U8,U9,U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29W064FB70N3E <text:s text:c="9"/></text:p>
          </table:table-cell>
          <table:table-cell office:value-type="string">
            <text:p>Flash memory 8MB</text:p>
          </table:table-cell>
          <table:table-cell office:value-type="string">
            <text:p>U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CP1824T-3302E/OT <text:s text:c="2"/></text:p>
          </table:table-cell>
          <table:table-cell office:value-type="string">
            <text:p>LDO 3.3v</text:p>
          </table:table-cell>
          <table:table-cell office:value-type="string">
            <text:p>U1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62WV1288BLL-55HLI <text:s text:c="5"/></text:p>
          </table:table-cell>
          <table:table-cell office:value-type="string">
            <text:p>Static ram 128KB</text:p>
          </table:table-cell>
          <table:table-cell office:value-type="string">
            <text:p>U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L-D12U8WT86 <text:s text:c="7"/></text:p>
          </table:table-cell>
          <table:table-cell office:value-type="string">
            <text:p>led red</text:p>
          </table:table-cell>
          <table:table-cell office:value-type="string">
            <text:p>D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T54C,215 <text:s text:c="14"/></text:p>
          </table:table-cell>
          <table:table-cell office:value-type="string">
            <text:p>Schottky Diodes</text:p>
          </table:table-cell>
          <table:table-cell office:value-type="string">
            <text:p>D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2307CDS-T1-E3 <text:s text:c="9"/></text:p>
          </table:table-cell>
          <table:table-cell office:value-type="string">
            <text:p>MOSFET</text:p>
          </table:table-cell>
          <table:table-cell office:value-type="string">
            <text:p>Q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MBT2222ALT1G <text:s text:c="11"/></text:p>
          </table:table-cell>
          <table:table-cell office:value-type="string">
            <text:p>Bipolar Transistors</text:p>
          </table:table-cell>
          <table:table-cell office:value-type="string">
            <text:p>Q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Olimex MICRO-SD-CARD</text:p>
          </table:table-cell>
          <table:table-cell office:value-type="string">
            <text:p>Micro-SD slot</text:p>
          </table:table-cell>
          <table:table-cell office:value-type="string">
            <text:p>J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T-HLD-001 <text:s text:c="13"/></text:p>
          </table:table-cell>
          <table:table-cell office:value-type="string">
            <text:p>CR2032 battery holder</text:p>
          </table:table-cell>
          <table:table-cell office:value-type="string">
            <text:p>J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CJ188R71H104KA12D <text:s/></text:p>
          </table:table-cell>
          <table:table-cell office:value-type="string">
            <text:p>Cap 0.1u</text:p>
          </table:table-cell>
          <table:table-cell office:value-type="string">
            <text:p>C1,C2,C3,C5,C6,C7,C8,C12,C13,C14,C15,C16,C17,C18,C19,C20,C22,C23,C24,C25,C2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T188C71C475KE13D <text:s/></text:p>
          </table:table-cell>
          <table:table-cell office:value-type="string">
            <text:p>Cap 4.7u</text:p>
          </table:table-cell>
          <table:table-cell office:value-type="string">
            <text:p>C11,C21,C2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T188R61A226ME13D <text:s text:c="2"/></text:p>
          </table:table-cell>
          <table:table-cell office:value-type="string">
            <text:p>Cap 22u</text:p>
          </table:table-cell>
          <table:table-cell office:value-type="string">
            <text:p>C9,C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CM1885C2A101JA16D <text:s/></text:p>
          </table:table-cell>
          <table:table-cell office:value-type="string">
            <text:p>Cap 100p</text:p>
          </table:table-cell>
          <table:table-cell office:value-type="string">
            <text:p>C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0603FR-070RL <text:s text:c="7"/></text:p>
          </table:table-cell>
          <table:table-cell office:value-type="string">
            <text:p>Res 0r</text:p>
          </table:table-cell>
          <table:table-cell office:value-type="string">
            <text:p>R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0603FR-101KL <text:s text:c="7"/></text:p>
          </table:table-cell>
          <table:table-cell office:value-type="string">
            <text:p>Res 1k</text:p>
          </table:table-cell>
          <table:table-cell office:value-type="string">
            <text:p>R1,R3,R1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0603FR-074K7L <text:s text:c="4"/></text:p>
          </table:table-cell>
          <table:table-cell office:value-type="string">
            <text:p>Res 4.7k</text:p>
          </table:table-cell>
          <table:table-cell office:value-type="string">
            <text:p>R5,R7,R8,R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0603FR-076K2L</text:p>
          </table:table-cell>
          <table:table-cell office:value-type="string">
            <text:p>Res 6.2k</text:p>
          </table:table-cell>
          <table:table-cell office:value-type="string">
            <text:p>R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0603FR-0733RL <text:s text:c="4"/></text:p>
          </table:table-cell>
          <table:table-cell office:value-type="string">
            <text:p>Res 33r</text:p>
          </table:table-cell>
          <table:table-cell office:value-type="string">
            <text:p>R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0603FR-07470RL <text:s text:c="3"/></text:p>
          </table:table-cell>
          <table:table-cell office:value-type="string">
            <text:p>Res 470r</text:p>
          </table:table-cell>
          <table:table-cell office:value-type="string">
            <text:p>R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9">29.12.2023</text:date>, <text:time>13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20T00:53:07.98</meta:creation-date>
    <meta:generator>OpenOffice/4.1.12$Win32 OpenOffice.org_project/4112m1$Build-9809</meta:generator>
    <dc:date>2023-12-29T13:33:45.24</dc:date>
    <meta:editing-duration>PT51M4S</meta:editing-duration>
    <meta:editing-cycles>14</meta:editing-cycles>
    <meta:document-statistic meta:table-count="3" meta:cell-count="100" meta:object-count="0"/>
  </office:meta>
</office:document-meta>
</file>